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</style:style>
    <style:style style:name="gr68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>
      <style:graphic-properties draw:fill-color="#ffffff" fo:min-height="11.982cm"/>
    </style:style>
    <style:style style:name="pr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Title_20_Only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d9d9d9"/>
      <style:paragraph-properties fo:text-align="start"/>
      <style:text-properties fo:font-size="18pt"/>
    </style:style>
    <style:style style:name="P30" style:family="paragraph">
      <loext:graphic-properties draw:fill="solid" draw:fill-color="#e6b9b8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line-height="98%" fo:text-align="start"/>
    </style:style>
    <style:style style:name="P34" style:family="paragraph">
      <style:paragraph-properties fo:margin-top="0cm" fo:margin-bottom="0cm" fo:line-height="98%" fo:text-align="end"/>
    </style:style>
    <style:style style:name="P35" style:family="paragraph">
      <loext:graphic-properties draw:fill="solid" draw:fill-color="#000066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fbcc"/>
      <style:paragraph-properties fo:margin-top="0cm" fo:margin-bottom="0cm" fo:line-height="98%" fo:text-align="center" style:font-independent-line-spacing="true"/>
      <style:text-properties fo:font-size="18pt"/>
    </style:style>
    <style:style style:name="P39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40" style:family="paragraph">
      <style:paragraph-properties fo:margin-top="0.318cm" fo:margin-bottom="0cm" fo:line-height="88%" fo:text-align="start"/>
    </style:style>
    <style:style style:name="P41" style:family="paragraph">
      <style:paragraph-properties fo:margin-left="0cm" fo:margin-right="0cm" fo:margin-top="0.141cm" fo:margin-bottom="0cm" fo:line-height="88%" fo:text-align="start" fo:text-indent="0cm"/>
    </style:style>
    <style:style style:name="P42" style:family="paragraph">
      <style:paragraph-properties fo:margin-left="0cm" fo:margin-right="0cm" fo:margin-top="0.441cm" fo:margin-bottom="0cm" fo:line-height="100%" fo:text-align="start" fo:text-indent="0cm"/>
    </style:style>
    <style:style style:name="P43" style:family="paragraph">
      <style:paragraph-properties fo:margin-left="0cm" fo:margin-right="0cm" fo:margin-top="0.199cm" fo:margin-bottom="0cm" fo:line-height="100%" fo:text-align="start" fo:text-indent="0cm"/>
    </style:style>
    <style:style style:name="P44" style:family="paragraph">
      <style:paragraph-properties fo:margin-left="0cm" fo:margin-right="0cm" fo:margin-top="0cm" fo:margin-bottom="0cm" fo:line-height="100%" fo:text-align="start" fo:text-indent="0cm"/>
    </style:style>
    <style:style style:name="P45" style:family="paragraph">
      <style:paragraph-properties fo:margin-left="0cm" fo:margin-right="0cm" fo:margin-top="0.199cm" fo:margin-bottom="0cm" fo:line-height="94%" fo:text-align="start" fo:text-indent="0cm"/>
    </style:style>
    <style:style style:name="P46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47" style:family="paragraph">
      <loext:graphic-properties draw:fill="solid" draw:fill-color="#bfbfbf"/>
      <style:paragraph-properties fo:text-align="start"/>
      <style:text-properties fo:font-size="18pt"/>
    </style:style>
    <style:style style:name="P4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49" style:family="paragraph">
      <style:paragraph-properties fo:margin-top="0cm" fo:margin-bottom="0cm" fo:line-height="94%" fo:text-align="start"/>
    </style:style>
    <style:style style:name="P5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52" style:family="paragraph">
      <style:paragraph-properties fo:margin-top="0cm" fo:margin-bottom="0cm" fo:line-height="49%" fo:text-align="center"/>
    </style:style>
    <style:style style:name="P53" style:family="paragraph">
      <loext:graphic-properties draw:fill="solid" draw:fill-color="#d5f1cf"/>
      <style:paragraph-properties fo:text-align="start"/>
      <style:text-properties fo:font-size="18pt"/>
    </style:style>
    <style:style style:name="P54" style:family="paragraph">
      <loext:graphic-properties draw:fill="solid" draw:fill-color="#8dba84"/>
      <style:paragraph-properties fo:text-align="start"/>
      <style:text-properties fo:font-size="18pt"/>
    </style:style>
    <style:style style:name="P55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57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58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ebebeb"/>
      <style:paragraph-properties fo:text-align="start"/>
      <style:text-properties fo:font-size="18pt"/>
    </style:style>
    <style:style style:name="P60" style:family="paragraph">
      <style:paragraph-properties fo:margin-top="0cm" fo:margin-bottom="0cm" fo:line-height="85%" fo:text-align="start"/>
    </style:style>
    <style:style style:name="P61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f5f5f5"/>
      <style:paragraph-properties fo:text-align="start"/>
      <style:text-properties fo:font-size="18pt"/>
    </style:style>
    <style:style style:name="P64" style:family="paragraph">
      <loext:graphic-properties draw:fill="solid" draw:fill-color="#f2dcdb"/>
      <style:paragraph-properties fo:text-align="start"/>
      <style:text-properties fo:font-size="18pt"/>
    </style:style>
    <style:style style:name="P65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66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67" style:family="paragraph">
      <style:paragraph-properties fo:margin-top="0.169cm" fo:margin-bottom="0cm" fo:line-height="100%" fo:text-align="start"/>
    </style:style>
    <style:style style:name="P68" style:family="paragraph">
      <style:paragraph-properties fo:margin-top="0.238cm" fo:margin-bottom="0cm" fo:line-height="88%" fo:text-align="center"/>
    </style:style>
    <style:style style:name="P69" style:family="paragraph">
      <loext:graphic-properties draw:fill="solid" draw:fill-color="#f6f5bd"/>
      <style:paragraph-properties fo:text-align="start"/>
      <style:text-properties fo:font-size="18pt"/>
    </style:style>
    <style:style style:name="P70" style:family="paragraph">
      <loext:graphic-properties draw:fill="solid" draw:fill-color="#dbf2da"/>
      <style:paragraph-properties fo:text-align="start"/>
      <style:text-properties fo:font-size="18pt"/>
    </style:style>
    <style:style style:name="P71" style:family="paragraph">
      <style:paragraph-properties fo:margin-top="0.238cm" fo:margin-bottom="0cm" fo:line-height="88%" fo:text-align="start"/>
    </style:style>
    <style:style style:name="P72" style:family="paragraph">
      <style:paragraph-properties fo:margin-top="0.238cm" fo:margin-bottom="0cm" fo:line-height="88%" fo:text-align="start" style:writing-mode="rl-tb"/>
    </style:style>
    <style:style style:name="P73" style:family="paragraph">
      <style:paragraph-properties fo:margin-top="0.318cm" fo:margin-bottom="0cm" fo:line-height="88%" fo:text-align="start" style:writing-mode="rl-tb"/>
    </style:style>
    <style:style style:name="P74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6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33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8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31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8.00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22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22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27"><text:span text:style-name="T10">Consequences</text:span></text:p>
              <text:list>
                <text:list-item>
                  <text:p text:style-name="P28"><text:span text:style-name="T8">Large page (block) size: typically 4 KB, sometimes 4 MB</text:span></text:p>
                </text:list-item>
                <text:list-item>
                  <text:p text:style-name="P28"><text:span text:style-name="T8">Fully associative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8"><text:span text:style-name="T8">Any VP can be placed in any PP</text:span></text:p>
                    </text:list-item>
                    <text:list-item>
                      <text:p text:style-name="P2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28"><text:span text:style-name="T8">Highly sophisticated, expensive replacement algorithms</text:span></text:p>
                  <text:list>
                    <text:list-item>
                      <text:p text:style-name="P2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2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23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5.891cm" svg:y="12.35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5.891cm" svg:y="9.18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5.83cm" svg:y="14.375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xml:id="id12" draw:id="id12" draw:layer="layout" svg:width="4.473cm" svg:height="1.598cm" svg:x="14.878cm" svg:y="6.562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25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26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26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26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23" draw:text-style-name="P2" xml:id="id1" draw:id="id1" draw:layer="layout" svg:width="4.189cm" svg:height="1.596cm" svg:x="15.047cm" svg:y="12.109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4.41cm" svg:y="8.334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5.08cm" svg:y="9.097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5.08cm" svg:y="9.74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5.08cm" svg:y="11.03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5.08cm" svg:y="11.61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5.08cm" svg:y="12.27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5.08cm" svg:y="13.554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5.08cm" svg:y="12.908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5.08cm" svg:y="10.391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xml:id="id2" draw:id="id2" draw:layer="layout" svg:width="3.83cm" svg:height="0.633cm" svg:x="15.205cm" svg:y="13.855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xml:id="id3" draw:id="id3" draw:layer="layout" svg:width="3.83cm" svg:height="0.633cm" svg:x="15.205cm" svg:y="14.718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xml:id="id4" draw:id="id4" draw:layer="layout" svg:width="3.83cm" svg:height="0.633cm" svg:x="15.205cm" svg:y="16.443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xml:id="id5" draw:id="id5" draw:layer="layout" svg:width="3.83cm" svg:height="0.633cm" svg:x="15.205cm" svg:y="17.306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xml:id="id6" draw:id="id6" draw:layer="layout" svg:width="3.83cm" svg:height="0.633cm" svg:x="15.205cm" svg:y="18.168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25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29" draw:text-style-name="P3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26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22" draw:text-style-name="P31" xml:id="id7" draw:id="id7" draw:layer="layout" svg:width="3.83cm" svg:height="0.633cm" svg:x="15.205cm" svg:y="15.58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23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8.847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8.847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786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7.834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14cm" svg:y1="12.691cm" svg:x2="18.16cm" svg:y2="16.721cm">
          <text:p/>
        </draw:line>
        <draw:line draw:name="Line 16" draw:style-name="gr26" draw:text-style-name="P15" draw:layer="layout" svg:x1="11.14cm" svg:y1="13.365cm" svg:x2="18.16cm" svg:y2="8.885cm">
          <text:p/>
        </draw:line>
        <draw:line draw:name="Line 17" draw:style-name="gr26" draw:text-style-name="P15" draw:layer="layout" svg:x1="11.21cm" svg:y1="10.19cm" svg:x2="18.16cm" svg:y2="8.25cm">
          <text:p/>
        </draw:line>
        <draw:line draw:name="Line 18" draw:style-name="gr26" draw:text-style-name="P15" draw:layer="layout" svg:x1="11.069cm" svg:y1="9.564cm" svg:x2="18.16cm" svg:y2="7.615cm">
          <text:p/>
        </draw:line>
        <draw:custom-shape draw:name="CustomShape 19" draw:style-name="gr23" draw:text-style-name="P2" draw:layer="layout" svg:width="4.189cm" svg:height="1.596cm" svg:x="18.003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365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036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036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036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036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036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036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036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036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16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16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16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16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16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034cm" svg:y1="10.812cm" svg:x2="18.16cm" svg:y2="15.01cm">
          <text:p/>
        </draw:line>
        <draw:custom-shape draw:name="CustomShape 55" draw:style-name="gr29" draw:text-style-name="P35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122cm" svg:y1="11.355cm" svg:x2="18.16cm" svg:y2="9.485cm">
          <text:p/>
        </draw:line>
        <draw:custom-shape draw:name="CustomShape 57" draw:style-name="gr22" draw:text-style-name="P31" draw:layer="layout" svg:width="3.83cm" svg:height="0.633cm" svg:x="18.16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xml:id="id22" draw:id="id22" draw:layer="layout" svg:width="4.443cm" svg:height="0.673cm" svg:x="1.058cm" svg:y="6.773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23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xml:id="id23" draw:id="id23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3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38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245cm" svg:y1="10.812cm" svg:x2="18.372cm" svg:y2="15.01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34cm" svg:y1="11.355cm" svg:x2="18.372cm" svg:y2="9.485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1.355cm" svg:x2="18.372cm" svg:y2="15.807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10.768cm" svg:x2="18.372cm" svg:y2="9.564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1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3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2.691cm" svg:x2="18.372cm" svg:y2="16.721cm">
          <text:p/>
        </draw:line>
        <draw:line draw:name="Line 16" draw:style-name="gr26" draw:text-style-name="P15" draw:layer="layout" svg:x1="11.351cm" svg:y1="13.365cm" svg:x2="18.372cm" svg:y2="8.885cm">
          <text:p/>
        </draw:line>
        <draw:line draw:name="Line 17" draw:style-name="gr26" draw:text-style-name="P15" draw:layer="layout" svg:x1="11.422cm" svg:y1="10.19cm" svg:x2="18.372cm" svg:y2="8.25cm">
          <text:p/>
        </draw:line>
        <draw:line draw:name="Line 18" draw:style-name="gr26" draw:text-style-name="P15" draw:layer="layout" svg:x1="11.281cm" svg:y1="9.564cm" svg:x2="18.372cm" svg:y2="7.615cm">
          <text:p/>
        </draw:line>
        <draw:custom-shape draw:name="CustomShape 19" draw:style-name="gr23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1.355cm" svg:x2="18.372cm" svg:y2="15.807cm">
          <text:p/>
        </draw:line>
        <draw:custom-shape draw:name="CustomShape 55" draw:style-name="gr29" draw:text-style-name="P3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10.768cm" svg:x2="18.372cm" svg:y2="9.564cm">
          <text:p/>
        </draw:line>
        <draw:custom-shape draw:name="CustomShape 57" draw:style-name="gr22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0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3" draw:text-style-name="P2" draw:layer="layout" svg:width="16.071cm" svg:height="1.774cm" svg:x="0.861cm" svg:y="16.087cm">
          <text:p text:style-name="P1"><text:span text:style-name="T27">Key point</text:span><text:span text:style-name="T14">: Waiting until the miss to copy the page to DRAM is known as </text:span><text:span text:style-name="T28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20" draw:text-style-name="P29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9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30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31" draw:layer="layout" svg:width="4.443cm" svg:height="0.633cm" svg:x="9.059cm" svg:y="7.523cm">
          <text:p text:style-name="P12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30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30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30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9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4.553cm" svg:height="2.258cm" svg:x="8.997cm" svg:y="12.717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4.473cm" svg:height="1.598cm" svg:x="18.046cm" svg:y="4.904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3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" draw:text-style-name="P15" draw:layer="layout" svg:x1="11.351cm" svg:y1="11.668cm" svg:x2="18.35cm" svg:y2="16.494cm">
          <text:p/>
        </draw:line>
        <draw:line draw:name="Line 16" draw:style-name="gr26" draw:text-style-name="P15" draw:layer="layout" svg:x1="11.351cm" svg:y1="12.342cm" svg:x2="18.372cm" svg:y2="7.862cm">
          <text:p/>
        </draw:line>
        <draw:line draw:name="Line 17" draw:style-name="gr26" draw:text-style-name="P15" draw:layer="layout" svg:x1="11.422cm" svg:y1="9.167cm" svg:x2="18.372cm" svg:y2="7.227cm">
          <text:p/>
        </draw:line>
        <draw:line draw:name="Line 18" draw:style-name="gr26" draw:text-style-name="P15" draw:layer="layout" svg:x1="11.281cm" svg:y1="8.541cm" svg:x2="18.372cm" svg:y2="6.592cm">
          <text:p/>
        </draw:line>
        <draw:custom-shape draw:name="CustomShape 19" draw:style-name="gr23" draw:text-style-name="P2" draw:layer="layout" svg:width="4.189cm" svg:height="1.596cm" svg:x="18.214cm" svg:y="10.451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7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7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7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7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2" draw:layer="layout" svg:width="1.903cm" svg:height="0.934cm" svg:x="7.577cm" svg:y="6.676cm">
          <text:p text:style-name="P33"><text:span text:style-name="T2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2" draw:layer="layout" svg:width="0.752cm" svg:height="0.85cm" svg:x="8.247cm" svg:y="7.43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2" draw:layer="layout" svg:width="0.752cm" svg:height="0.85cm" svg:x="8.248cm" svg:y="8.08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2" draw:layer="layout" svg:width="0.752cm" svg:height="0.85cm" svg:x="8.236cm" svg:y="9.38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" draw:text-style-name="P2" draw:layer="layout" svg:width="0.752cm" svg:height="0.85cm" svg:x="8.239cm" svg:y="9.956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" draw:text-style-name="P2" draw:layer="layout" svg:width="0.752cm" svg:height="0.85cm" svg:x="8.247cm" svg:y="10.62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3" draw:text-style-name="P2" draw:layer="layout" svg:width="0.752cm" svg:height="0.85cm" svg:x="8.248cm" svg:y="11.896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3" draw:text-style-name="P2" draw:layer="layout" svg:width="0.752cm" svg:height="0.85cm" svg:x="8.247cm" svg:y="11.249cm">
          <text:p text:style-name="P33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2" draw:layer="layout" svg:width="0.752cm" svg:height="0.85cm" svg:x="8.248cm" svg:y="8.733cm">
          <text:p text:style-name="P33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34"><text:span text:style-name="T25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34"><text:span text:style-name="T25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25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4" draw:text-style-name="P3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4" draw:text-style-name="P3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35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9" draw:text-style-name="P35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9" draw:text-style-name="P35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9" draw:text-style-name="P35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25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2" draw:text-style-name="P31" draw:layer="layout" svg:width="3.83cm" svg:height="0.633cm" svg:x="18.372cm" svg:y="12.197cm">
          <text:p text:style-name="P12"><text:span text:style-name="T2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2" draw:text-style-name="P31" draw:layer="layout" svg:width="3.83cm" svg:height="0.633cm" svg:x="18.372cm" svg:y="13.06cm">
          <text:p text:style-name="P12"><text:span text:style-name="T24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2" draw:text-style-name="P31" draw:layer="layout" svg:width="3.83cm" svg:height="0.633cm" svg:x="18.372cm" svg:y="14.785cm">
          <text:p text:style-name="P12"><text:span text:style-name="T24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2" draw:text-style-name="P31" draw:layer="layout" svg:width="3.83cm" svg:height="0.633cm" svg:x="18.372cm" svg:y="16.494cm">
          <text:p text:style-name="P12"><text:span text:style-name="T24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2" draw:text-style-name="P31" draw:layer="layout" svg:width="3.83cm" svg:height="0.633cm" svg:x="18.372cm" svg:y="17.357cm">
          <text:p text:style-name="P12"><text:span text:style-name="T24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9" draw:text-style-name="P35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5" draw:text-style-name="P15" draw:layer="layout" svg:x1="11.334cm" svg:y1="10.331cm" svg:x2="18.372cm" svg:y2="14.784cm">
          <text:p/>
        </draw:line>
        <draw:custom-shape draw:name="CustomShape 55" draw:style-name="gr29" draw:text-style-name="P35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6" draw:text-style-name="P15" draw:layer="layout" svg:x1="11.351cm" svg:y1="9.745cm" svg:x2="18.372cm" svg:y2="8.541cm">
          <text:p/>
        </draw:line>
        <draw:custom-shape draw:name="CustomShape 57" draw:style-name="gr22" draw:text-style-name="P31" draw:layer="layout" svg:width="3.83cm" svg:height="0.633cm" svg:x="18.372cm" svg:y="13.922cm">
          <text:p text:style-name="P12"><text:span text:style-name="T24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2" draw:text-style-name="P31" draw:layer="layout" svg:width="3.83cm" svg:height="0.633cm" svg:x="18.372cm" svg:y="15.632cm">
          <text:p text:style-name="P12"><text:span text:style-name="T24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5" draw:text-style-name="P15" draw:layer="layout" svg:x1="11.373cm" svg:y1="10.924cm" svg:x2="18.372cm" svg:y2="15.75cm">
          <text:p/>
        </draw:line>
        <draw:custom-shape draw:name="CustomShape 60" draw:style-name="gr29" draw:text-style-name="P35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39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23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29">Thrashing:</text:span><text:span text:style-name="T30"> </text:span><text:span text:style-name="T8">Performance meltdown</text:span><text:span text:style-name="T30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3.799cm" svg:height="3.246cm" svg:x="2.76cm" svg:y="8.74cm">
          <text:p text:style-name="P3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2.961cm" svg:height="3.246cm" svg:x="18.698cm" svg:y="8.668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2" draw:layer="layout" svg:width="4.024cm" svg:height="1.418cm" svg:x="18.415cm" svg:y="12.872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2" draw:layer="layout" svg:width="3.799cm" svg:height="3.246cm" svg:x="2.76cm" svg:y="14.243cm">
          <text:p text:style-name="P3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32" draw:layer="layout" svg:width="2.538cm" svg:height="0.708cm" svg:x="7.268cm" svg:y="9.669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32" draw:layer="layout" svg:width="2.538cm" svg:height="0.708cm" svg:x="7.268cm" svg:y="10.37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32" draw:layer="layout" svg:width="2.538cm" svg:height="0.708cm" svg:x="7.268cm" svg:y="15.162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2" draw:layer="layout" svg:width="2.538cm" svg:height="0.708cm" svg:x="7.268cm" svg:y="15.862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2" draw:layer="layout" svg:width="2.538cm" svg:height="0.708cm" svg:x="15.875cm" svg:y="10.379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2" draw:layer="layout" svg:width="2.538cm" svg:height="0.708cm" svg:x="15.875cm" svg:y="13.22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2" draw:layer="layout" svg:width="2.538cm" svg:height="0.708cm" svg:x="15.875cm" svg:y="14.651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3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00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3.799cm" svg:height="3.246cm" svg:x="2.76cm" svg:y="8.951cm">
          <text:p text:style-name="P3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2.961cm" svg:height="3.246cm" svg:x="18.698cm" svg:y="8.879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2" draw:layer="layout" svg:width="4.024cm" svg:height="1.418cm" svg:x="18.415cm" svg:y="13.084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2" draw:layer="layout" svg:width="3.799cm" svg:height="3.246cm" svg:x="2.76cm" svg:y="14.455cm">
          <text:p text:style-name="P3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32" draw:layer="layout" svg:width="2.538cm" svg:height="0.708cm" svg:x="7.268cm" svg:y="9.881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32" draw:layer="layout" svg:width="2.538cm" svg:height="0.708cm" svg:x="7.268cm" svg:y="10.581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3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32" draw:layer="layout" svg:width="2.538cm" svg:height="0.708cm" svg:x="7.268cm" svg:y="15.374cm">
          <text:p text:style-name="P3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2" draw:layer="layout" svg:width="2.538cm" svg:height="0.708cm" svg:x="7.268cm" svg:y="16.074cm">
          <text:p text:style-name="P3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32" draw:layer="layout" svg:width="2.538cm" svg:height="0.708cm" svg:x="15.875cm" svg:y="10.591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2" draw:layer="layout" svg:width="2.538cm" svg:height="0.708cm" svg:x="15.875cm" svg:y="13.432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6" draw:text-style-name="P32" draw:layer="layout" svg:width="2.538cm" svg:height="0.708cm" svg:x="15.875cm" svg:y="14.863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40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3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3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5">
            <text:list-item>
              <text:p xml:id="id25" text:id="id25" text:style-name="P42"><text:span text:style-name="T10">Linking</text:span><text:span text:style-name="T33"> </text:span></text:p>
            </text:list-item>
          </text:list>
          <text:list text:style-name="L6">
            <text:list-item>
              <text:list>
                <text:list-item>
                  <text:p text:style-name="P43"><text:span text:style-name="T2">Each program has similar virtual address space</text:span></text:p>
                </text:list-item>
                <text:list-item>
                  <text:p text:style-name="P43"><text:span text:style-name="T2">Code, data, and heap always start at the same addresses.</text:span></text:p>
                </text:list-item>
              </text:list>
            </text:list-item>
          </text:list>
          <text:p text:style-name="P44"><text:span text:style-name="T34"/></text:p>
          <text:list text:continue-numbering="true" text:style-name="L6">
            <text:list-item>
              <text:p text:style-name="P42"><text:span text:style-name="T10">Loading </text:span></text:p>
              <text:list>
                <text:list-item>
                  <text:p text:style-name="P45"><text:span text:style-name="T35">execve </text:span><text:span text:style-name="T2">allocates virtual pages for .text and .data sections &amp; creates PTEs marked as invalid</text:span></text:p>
                </text:list-item>
                <text:list-item>
                  <text:p text:style-name="P43"><text:span text:style-name="T2">The </text:span><text:span text:style-name="T35">.text </text:span><text:span text:style-name="T2">and </text:span><text:span text:style-name="T35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46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13" draw:layer="layout" svg:width="7.746cm" svg:height="1.352cm" svg:x="13.885cm" svg:y="3.506cm">
          <text:p text:style-name="P12"><text:span text:style-name="T36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9" draw:layer="layout" svg:width="7.746cm" svg:height="1.859cm" svg:x="13.885cm" svg:y="8.233cm">
          <text:p text:style-name="P12"><text:span text:style-name="T36">Memory-mapped region for</text:span></text:p>
          <text:p text:style-name="P12"><text:span text:style-name="T36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47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9" draw:layer="layout" svg:width="7.746cm" svg:height="1.859cm" svg:x="13.885cm" svg:y="12.086cm">
          <text:p text:style-name="P12"><text:span text:style-name="T36">Run-time heap</text:span></text:p>
          <text:p text:style-name="P12"><text:span text:style-name="T36">(created by </text:span><text:span text:style-name="T37">malloc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47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0" draw:text-style-name="P15" draw:layer="layout" svg:x1="17.746cm" svg:y1="12.06cm" svg:x2="17.751cm" svg:y2="10.993cm">
          <text:p/>
        </draw:line>
        <draw:custom-shape draw:name="CustomShape 9" draw:style-name="gr38" draw:text-style-name="P19" draw:layer="layout" svg:width="7.746cm" svg:height="1.563cm" svg:x="13.885cm" svg:y="4.776cm">
          <text:p text:style-name="P12"><text:span text:style-name="T36">User stack</text:span></text:p>
          <text:p text:style-name="P12"><text:span text:style-name="T36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0" draw:text-style-name="P15" draw:layer="layout" svg:x1="17.746cm" svg:y1="8.25cm" svg:x2="17.751cm" svg:y2="7.606cm">
          <text:p/>
        </draw:line>
        <draw:line draw:name="Line 11" draw:style-name="gr40" draw:text-style-name="P15" draw:layer="layout" svg:x1="17.746cm" svg:y1="6.341cm" svg:x2="17.751cm" svg:y2="6.976cm">
          <text:p/>
        </draw:line>
        <draw:custom-shape draw:name="CustomShape 12" draw:style-name="gr41" draw:text-style-name="P48" draw:layer="layout" svg:width="7.746cm" svg:height="1.1cm" svg:x="13.885cm" svg:y="17.536cm">
          <text:p text:style-name="P12"><text:span text:style-name="T36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0.786cm" svg:height="0.934cm" svg:x="13.15cm" svg:y="18.143cm">
          <text:p text:style-name="P3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3" draw:text-style-name="P2" draw:layer="layout" svg:width="2.386cm" svg:height="2.258cm" svg:x="22.642cm" svg:y="5.856cm">
          <text:p text:style-name="P49"><text:span text:style-name="T37">%rsp</text:span><text:span text:style-name="T36"> </text:span></text:p>
          <text:p text:style-name="P33"><text:span text:style-name="T36">(stack </text:span></text:p>
          <text:p text:style-name="P33"><text:span text:style-name="T36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2" draw:text-style-name="P15" draw:layer="layout" svg:x1="22.844cm" svg:y1="6.332cm" svg:x2="21.776cm" svg:y2="6.336cm">
          <text:p/>
        </draw:line>
        <draw:custom-shape draw:name="CustomShape 16" draw:style-name="gr23" draw:text-style-name="P2" draw:layer="layout" svg:width="3.05cm" svg:height="2.26cm" svg:x="22.316cm" svg:y="2.752cm">
          <text:p text:style-name="P33"><text:span text:style-name="T36">Memory</text:span></text:p>
          <text:p text:style-name="P33"><text:span text:style-name="T36">invisible to</text:span></text:p>
          <text:p text:style-name="P33"><text:span text:style-name="T36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0" draw:text-style-name="P15" draw:layer="layout" svg:x1="21.821cm" svg:y1="4.772cm" svg:x2="21.825cm" svg:y2="3.493cm">
          <text:p/>
        </draw:line>
        <draw:custom-shape draw:name="CustomShape 18" draw:style-name="gr23" draw:text-style-name="P2" draw:layer="layout" svg:width="1.518cm" svg:height="0.934cm" svg:x="22.784cm" svg:y="11.593cm">
          <text:p text:style-name="P49"><text:span text:style-name="T37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2" draw:text-style-name="P15" draw:layer="layout" svg:x1="22.778cm" svg:y1="12.056cm" svg:x2="21.71cm" svg:y2="12.06cm">
          <text:p/>
        </draw:line>
        <draw:custom-shape draw:name="CustomShape 20" draw:style-name="gr23" draw:text-style-name="P2" draw:layer="layout" svg:width="2.873cm" svg:height="0.85cm" svg:x="11.083cm" svg:y="17.193cm">
          <text:p text:style-name="P49"><text:span text:style-name="T38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50" draw:layer="layout" svg:width="7.746cm" svg:height="1.859cm" svg:x="13.885cm" svg:y="13.938cm">
          <text:p text:style-name="P12"><text:span text:style-name="T36">Read/write segment</text:span></text:p>
          <text:p text:style-name="P12"><text:span text:style-name="T36">(.</text:span><text:span text:style-name="T37">data</text:span><text:span text:style-name="T36">, .</text:span><text:span text:style-name="T37">bss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51" draw:layer="layout" svg:width="7.746cm" svg:height="1.859cm" svg:x="13.885cm" svg:y="15.675cm">
          <text:p text:style-name="P12"><text:span text:style-name="T36">Read-only segment</text:span></text:p>
          <text:p text:style-name="P12"><text:span text:style-name="T36">(</text:span><text:span text:style-name="T37">.init</text:span><text:span text:style-name="T36">, .</text:span><text:span text:style-name="T37">text</text:span><text:span text:style-name="T36">, </text:span><text:span text:style-name="T37">.rodata</text:span><text:span text:style-name="T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23" draw:text-style-name="P2" draw:layer="layout" svg:width="3.165cm" svg:height="3.584cm" svg:x="22.205cm" svg:y="13.917cm">
          <text:p text:style-name="P33"><text:span text:style-name="T36">Loaded </text:span></text:p>
          <text:p text:style-name="P33"><text:span text:style-name="T36">from </text:span></text:p>
          <text:p text:style-name="P33"><text:span text:style-name="T36">the </text:span></text:p>
          <text:p text:style-name="P33"><text:span text:style-name="T36">executable </text:span></text:p>
          <text:p text:style-name="P33"><text:span text:style-name="T3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6" draw:text-style-name="P3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6" draw:text-style-name="P3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3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7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8" draw:text-style-name="P2" draw:layer="layout" svg:width="0.682cm" svg:height="1.596cm" svg:x="10.014cm" svg:y="11.576cm">
          <text:p text:style-name="P52"><text:span text:style-name="T13">•</text:span></text:p>
          <text:p text:style-name="P52"><text:span text:style-name="T13">•</text:span></text:p>
          <text:p text:style-name="P52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8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3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8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6" draw:text-style-name="P3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7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7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6" draw:text-style-name="P3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7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7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8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7" draw:text-style-name="P19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8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4" draw:text-style-name="P2" draw:layer="layout" svg:width="4.655cm" svg:height="1.754cm" svg:x="19.685cm" svg:y="7.079cm">
          <text:p text:style-name="P33"><text:span text:style-name="T17">Physical </text:span></text:p>
          <text:p text:style-name="P33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6" draw:text-style-name="P32" draw:layer="layout" svg:width="2.538cm" svg:height="0.708cm" svg:x="19.892cm" svg:y="10.264cm">
          <text:p text:style-name="P3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5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32" draw:layer="layout" svg:width="2.538cm" svg:height="0.708cm" svg:x="19.892cm" svg:y="11.7cm">
          <text:p text:style-name="P36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32" draw:layer="layout" svg:width="2.538cm" svg:height="0.708cm" svg:x="19.892cm" svg:y="13.128cm">
          <text:p text:style-name="P3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5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6" draw:text-style-name="P32" draw:layer="layout" svg:width="2.538cm" svg:height="0.708cm" svg:x="19.892cm" svg:y="14.536cm">
          <text:p text:style-name="P3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6" draw:text-style-name="P32" draw:layer="layout" svg:width="2.538cm" svg:height="0.708cm" svg:x="19.892cm" svg:y="15.24cm">
          <text:p text:style-name="P36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5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" draw:text-style-name="P32" draw:layer="layout" svg:width="2.538cm" svg:height="0.708cm" svg:x="19.897cm" svg:y="16.647cm">
          <text:p text:style-name="P36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47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7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7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7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48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30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30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39"><text:s text:c="8"/></text:span><text:span text:style-name="T39">MAP: <text:s/>V </text:span><text:span text:style-name="T40">➡</text:span><text:span text:style-name="T41"> <text:s/>P <text:s/>U <text:s/>{</text:span><text:span text:style-name="T42">Ø</text:span><text:span text:style-name="T41">}</text:span></text:p>
          <text:list text:style-name="L7">
            <text:list-item>
              <text:list>
                <text:list-item>
                  <text:p text:style-name="P20"><text:span text:style-name="T43">For virtual address </text:span><text:span text:style-name="T41">a</text:span><text:span text:style-name="T43">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41">MAP(a) <text:s/>= <text:s/>a</text:span><text:span text:style-name="T44">’</text:span><text:span text:style-name="T43"> <text:s/>if data at virtual address </text:span><text:span text:style-name="T41">a</text:span><text:span text:style-name="T43"> is at physical address </text:span><text:span text:style-name="T41">a’</text:span><text:span text:style-name="T44"> </text:span><text:span text:style-name="T43">in </text:span><text:span text:style-name="T41">P</text:span></text:p>
                    </text:list-item>
                    <text:list-item>
                      <text:p text:style-name="P20"><text:span text:style-name="T41">MAP(a) <text:s/>= </text:span><text:span text:style-name="T42">Ø</text:span><text:span text:style-name="T41"> </text:span><text:span text:style-name="T43">if data at virtual address </text:span><text:span text:style-name="T41">a</text:span><text:span text:style-name="T43"> is not in physical memory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43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4"><text:span text:style-name="T45"/></text:p>
          <text:p text:style-name="P7"><text:span text:style-name="T45"/></text:p>
          <text:p text:style-name="P44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46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46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46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9"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7" draw:layer="layout" svg:width="6.983cm" svg:height="0.845cm" svg:x="10.425cm" svg:y="5.112cm">
          <text:p text:style-name="P36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0" draw:layer="layout" svg:width="5.925cm" svg:height="0.845cm" svg:x="17.41cm" svg:y="5.112cm">
          <text:p text:style-name="P36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2" draw:text-style-name="P53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54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4" draw:text-style-name="P19" draw:layer="layout" svg:width="6.983cm" svg:height="0.845cm" svg:x="10.425cm" svg:y="15.907cm">
          <text:p text:style-name="P36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50" draw:layer="layout" svg:width="5.925cm" svg:height="0.845cm" svg:x="17.41cm" svg:y="15.907cm">
          <text:p text:style-name="P36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6" draw:text-style-name="P13" draw:layer="layout" svg:width="4.231cm" svg:height="1.995cm" svg:x="1.259cm" svg:y="4.537cm">
          <text:p text:style-name="P36"><text:span text:style-name="T16">Page table </text:span><text:span text:style-name="T47"><text:line-break/></text:span><text:span text:style-name="T16">base register</text:span></text:p>
          <text:p text:style-name="P36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7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58" draw:text-style-name="P15" draw:layer="layout" svg:width="2.386cm" svg:height="5.989cm" draw:transform="rotate (-1.5707963267949) translate (9.362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3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48">Physical page table </text:span></text:p>
          <text:p text:style-name="P1"><text:span text:style-name="T48">address for the current</text:span></text:p>
          <text:p text:style-name="P1"><text:span text:style-name="T48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4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4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4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4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4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4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49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55"><text:span text:style-name="T8">1) Processor sends virtual address to MMU </text:span></text:p>
          <text:p text:style-name="P55"><text:span text:style-name="T8">2-3) MMU fetches PTE from page table in memory</text:span></text:p>
          <text:p text:style-name="P55"><text:span text:style-name="T8">4) MMU sends physical address to cache/memory</text:span></text:p>
          <text:p text:style-name="P55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3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7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0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61" draw:text-style-name="P56" draw:layer="layout" svg:width="0.761cm" svg:height="0.761cm" svg:x="8.631cm" svg:y="5.339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1" draw:text-style-name="P56" xml:id="id26" draw:id="id26" draw:layer="layout" svg:width="0.761cm" svg:height="0.761cm" svg:x="15.712cm" svg:y="4.08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1" draw:text-style-name="P56" xml:id="id31" draw:id="id31" draw:layer="layout" svg:width="0.761cm" svg:height="0.761cm" svg:x="15.712cm" svg:y="6.457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1" draw:text-style-name="P56" xml:id="id34" draw:id="id34" draw:layer="layout" svg:width="0.761cm" svg:height="0.761cm" svg:x="15.712cm" svg:y="8.198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1" draw:text-style-name="P56" xml:id="id36" draw:id="id36" draw:layer="layout" svg:width="0.761cm" svg:height="0.761cm" svg:x="13.462cm" svg:y="10.669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57"><text:span text:style-name="T8">1) Processor sends virtual address to MMU </text:span></text:p>
          <text:p text:style-name="P57"><text:span text:style-name="T8">2-3) MMU fetches PTE from page table in memory</text:span></text:p>
          <text:p text:style-name="P57"><text:span text:style-name="T8">4) Valid bit is zero, so MMU triggers page fault exception</text:span></text:p>
          <text:p text:style-name="P57"><text:span text:style-name="T8">5) Handler identifies victim (and, if dirty, pages it out to disk)</text:span></text:p>
          <text:p text:style-name="P57"><text:span text:style-name="T8">6) Handler pages in new page and updates PTE in memory</text:span></text:p>
          <text:p text:style-name="P57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58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7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1" draw:text-style-name="P56" draw:layer="layout" svg:width="0.761cm" svg:height="0.761cm" svg:x="6.473cm" svg:y="7.207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1" draw:text-style-name="P56" draw:layer="layout" svg:width="0.761cm" svg:height="0.761cm" svg:x="13.558cm" svg:y="5.963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1" draw:text-style-name="P56" draw:layer="layout" svg:width="0.761cm" svg:height="0.761cm" svg:x="13.558cm" svg:y="8.762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1" draw:text-style-name="P56" xml:id="id38" draw:id="id38" draw:layer="layout" svg:width="0.761cm" svg:height="0.761cm" svg:x="12.676cm" svg:y="4.317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1" draw:text-style-name="P56" xml:id="id42" draw:id="id42" draw:layer="layout" svg:width="0.761cm" svg:height="0.761cm" svg:x="19.98cm" svg:y="7.502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2" draw:text-style-name="P58" draw:layer="layout" svg:width="2.538cm" svg:height="5.348cm" svg:x="22.013cm" svg:y="6.091cm">
          <text:p text:style-name="P36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3" draw:text-style-name="P51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4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1" draw:text-style-name="P56" xml:id="id48" draw:id="id48" draw:layer="layout" svg:width="0.761cm" svg:height="0.761cm" svg:x="20.014cm" svg:y="10.173cm">
          <text:p text:style-name="P12"><text:span text:style-name="T5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1" draw:text-style-name="P56" xml:id="id49" draw:id="id49" draw:layer="layout" svg:width="0.761cm" svg:height="0.761cm" svg:x="6.473cm" svg:y="8.814cm">
          <text:p text:style-name="P12"><text:span text:style-name="T50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66" draw:text-style-name="P59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1.002cm" svg:height="0.816cm" svg:x="7.123cm" svg:y="9.476cm">
          <text:p text:style-name="P60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61" draw:layer="layout" svg:width="3.416cm" svg:height="1.268cm" svg:x="2.858cm" svg:y="8.841cm">
          <text:p text:style-name="P36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9" draw:text-style-name="P62" draw:layer="layout" svg:width="2.838cm" svg:height="5.885cm" svg:x="9.075cm" svg:y="6.724cm">
          <text:p text:style-name="P36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0" draw:text-style-name="P63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1" draw:text-style-name="P15" draw:layer="layout" svg:x1="6.275cm" svg:y1="9.475cm" svg:x2="9.057cm" svg:y2="9.476cm">
          <text:p/>
        </draw:line>
        <draw:line draw:name="Line 8" draw:style-name="gr71" draw:text-style-name="P15" draw:layer="layout" svg:x1="4.55cm" svg:y1="13.581cm" svg:x2="4.551cm" svg:y2="10.11cm">
          <text:p/>
        </draw:line>
        <draw:custom-shape draw:name="CustomShape 9" draw:style-name="gr67" draw:text-style-name="P2" draw:layer="layout" svg:width="1.539cm" svg:height="0.816cm" svg:x="12.691cm" svg:y="8.117cm">
          <text:p text:style-name="P6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2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1" draw:text-style-name="P15" draw:layer="layout" svg:x1="11.906cm" svg:y1="8.836cm" svg:x2="15.134cm" svg:y2="8.84cm">
          <text:p/>
        </draw:line>
        <draw:custom-shape draw:name="CustomShape 12" draw:style-name="gr67" draw:text-style-name="P2" draw:layer="layout" svg:width="0.959cm" svg:height="0.816cm" svg:x="13.037cm" svg:y="9.899cm">
          <text:p text:style-name="P60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73" draw:text-style-name="P15" draw:layer="layout" svg:x1="14.463cm" svg:y1="13.581cm" svg:x2="4.55cm" svg:y2="13.582cm">
          <text:p/>
        </draw:line>
        <draw:custom-shape draw:name="CustomShape 14" draw:style-name="gr72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1" draw:text-style-name="P15" draw:layer="layout" svg:x1="11.959cm" svg:y1="10.617cm" svg:x2="15.187cm" svg:y2="10.618cm">
          <text:p/>
        </draw:line>
        <draw:custom-shape draw:name="CustomShape 16" draw:style-name="gr74" draw:text-style-name="P58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1" draw:text-style-name="P15" draw:layer="layout" svg:x1="17.705cm" svg:y1="10.617cm" svg:x2="20.977cm" svg:y2="10.618cm">
          <text:p/>
        </draw:line>
        <draw:custom-shape draw:name="CustomShape 18" draw:style-name="gr72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2" draw:layer="layout" svg:width="1.289cm" svg:height="1.265cm" svg:x="16.635cm" svg:y="9.94cm">
          <text:p text:style-name="P5"><text:span text:style-name="T51">PA</text:span></text:p>
          <text:p text:style-name="P5"><text:span text:style-name="T5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7" draw:text-style-name="P2" draw:layer="layout" svg:width="1.539cm" svg:height="0.816cm" svg:x="18.481cm" svg:y="7.95cm">
          <text:p text:style-name="P60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2" draw:layer="layout" svg:width="1.399cm" svg:height="1.265cm" svg:x="16.483cm" svg:y="8.079cm">
          <text:p text:style-name="P5"><text:span text:style-name="T51">PTEA</text:span></text:p>
          <text:p text:style-name="P5"><text:span text:style-name="T5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3" draw:text-style-name="P15" draw:layer="layout" svg:x1="14.463cm" svg:y1="5.753cm" svg:x2="10.455cm" svg:y2="5.754cm">
          <text:p/>
        </draw:line>
        <draw:line draw:name="Line 23" draw:style-name="gr75" draw:text-style-name="P15" draw:layer="layout" svg:x1="10.455cm" svg:y1="6.724cm" svg:x2="10.456cm" svg:y2="5.753cm">
          <text:p/>
        </draw:line>
        <draw:line draw:name="Line 24" draw:style-name="gr73" draw:text-style-name="P15" draw:layer="layout" svg:x1="15.134cm" svg:y1="7.231cm" svg:x2="14.463cm" svg:y2="7.232cm">
          <text:p/>
        </draw:line>
        <draw:line draw:name="Line 25" draw:style-name="gr73" draw:text-style-name="P15" draw:layer="layout" svg:x1="14.463cm" svg:y1="7.231cm" svg:x2="14.464cm" svg:y2="5.753cm">
          <text:p/>
        </draw:line>
        <draw:custom-shape draw:name="CustomShape 26" draw:style-name="gr72" draw:text-style-name="P2" draw:layer="layout" svg:width="1.493cm" svg:height="1.265cm" svg:x="14.952cm" svg:y="6.681cm">
          <text:p text:style-name="P1"><text:span text:style-name="T51">PTEA </text:span></text:p>
          <text:p text:style-name="P1"><text:span text:style-name="T5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73" draw:text-style-name="P15" draw:layer="layout" svg:x1="15.134cm" svg:y1="12.099cm" svg:x2="14.463cm" svg:y2="12.1cm">
          <text:p/>
        </draw:line>
        <draw:line draw:name="Line 28" draw:style-name="gr73" draw:text-style-name="P15" draw:layer="layout" svg:x1="14.463cm" svg:y1="13.581cm" svg:x2="14.464cm" svg:y2="12.099cm">
          <text:p/>
        </draw:line>
        <draw:custom-shape draw:name="CustomShape 29" draw:style-name="gr72" draw:text-style-name="P2" draw:layer="layout" svg:width="1.048cm" svg:height="1.265cm" svg:x="14.97cm" svg:y="11.549cm">
          <text:p text:style-name="P1"><text:span text:style-name="T51">PA </text:span></text:p>
          <text:p text:style-name="P1"><text:span text:style-name="T5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71" draw:text-style-name="P15" draw:layer="layout" svg:x1="17.749cm" svg:y1="8.84cm" svg:x2="20.977cm" svg:y2="8.845cm">
          <text:p/>
        </draw:line>
        <draw:line draw:name="Line 31" draw:style-name="gr71" draw:text-style-name="P15" draw:layer="layout" svg:x1="20.959cm" svg:y1="12.099cm" svg:x2="17.705cm" svg:y2="12.1cm">
          <text:p/>
        </draw:line>
        <draw:custom-shape draw:name="CustomShape 32" draw:style-name="gr72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71" draw:text-style-name="P15" draw:layer="layout" svg:x1="20.924cm" svg:y1="7.231cm" svg:x2="17.669cm" svg:y2="7.232cm">
          <text:p/>
        </draw:line>
        <draw:custom-shape draw:name="CustomShape 34" draw:style-name="gr72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2" draw:layer="layout" svg:width="1.836cm" svg:height="1.603cm" svg:x="15.497cm" svg:y="12.778cm">
          <text:p text:style-name="P36"><text:span text:style-name="T13">L1</text:span></text:p>
          <text:p text:style-name="P36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7" draw:text-style-name="P2" draw:layer="layout" svg:width="19.717cm" svg:height="0.816cm" svg:x="2.819cm" svg:y="17.198cm">
          <text:p text:style-name="P60"><text:span text:style-name="T52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42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43"><text:span text:style-name="T8">PTEs may be evicted by other data references</text:span></text:p>
                </text:list-item>
                <text:list-item>
                  <text:p text:style-name="P43"><text:span text:style-name="T8">PTE hit still requires a small L1 delay</text:span></text:p>
                </text:list-item>
              </text:list>
            </text:list-item>
            <text:list-item>
              <text:p text:style-name="P42"><text:span text:style-name="T10">Solution: </text:span><text:span text:style-name="T23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4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31" draw:layer="layout" svg:width="4.606cm" svg:height="0.845cm" svg:x="12.374cm" svg:y="8.079cm">
          <text:p text:style-name="P36"><text:span text:style-name="T53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7" draw:text-style-name="P2" draw:layer="layout" svg:width="4.915cm" svg:height="0.845cm" svg:x="16.969cm" svg:y="8.079cm">
          <text:p text:style-name="P36"><text:span text:style-name="T53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0.76cm" svg:height="0.927cm" svg:x="24.091cm" svg:y="7.247cm">
          <text:p text:style-name="P1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2" draw:layer="layout" svg:width="1.196cm" svg:height="0.927cm" svg:x="21.792cm" svg:y="7.247cm">
          <text:p text:style-name="P1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" draw:layer="layout" svg:width="0.786cm" svg:height="0.927cm" svg:x="21.22cm" svg:y="7.247cm">
          <text:p text:style-name="P1"><text:span text:style-name="T5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" draw:layer="layout" svg:width="1.196cm" svg:height="0.927cm" svg:x="12.073cm" svg:y="7.247cm">
          <text:p text:style-name="P1"><text:span text:style-name="T5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7" draw:text-style-name="P2" draw:layer="layout" svg:width="2.551cm" svg:height="0.845cm" svg:x="21.89cm" svg:y="8.079cm">
          <text:p text:style-name="P36"><text:span text:style-name="T53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9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78" draw:text-style-name="P2" draw:layer="layout" svg:width="1.573cm" svg:height="1.013cm" svg:x="16.232cm" svg:y="5.876cm">
          <text:p text:style-name="P1"><text:span text:style-name="T5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8" draw:text-style-name="P2" draw:layer="layout" svg:width="1.62cm" svg:height="0.927cm" svg:x="16.974cm" svg:y="7.247cm">
          <text:p text:style-name="P1"><text:span text:style-name="T54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8" draw:text-style-name="P2" draw:layer="layout" svg:width="1.209cm" svg:height="0.927cm" svg:x="15.98cm" svg:y="7.247cm">
          <text:p text:style-name="P1"><text:span text:style-name="T54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0" draw:text-style-name="P64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1" draw:text-style-name="P30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2" draw:text-style-name="P31" draw:layer="layout" svg:width="2.589cm" svg:height="0.738cm" svg:x="6.336cm" svg:y="10.87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65" draw:layer="layout" svg:width="1.72cm" svg:height="0.729cm" svg:x="4.172cm" svg:y="10.87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2" draw:text-style-name="P31" draw:layer="layout" svg:width="0.652cm" svg:height="0.729cm" svg:x="3.047cm" svg:y="10.87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2" draw:text-style-name="P31" draw:layer="layout" svg:width="2.589cm" svg:height="0.738cm" svg:x="13.427cm" svg:y="10.87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3" draw:text-style-name="P65" draw:layer="layout" svg:width="1.72cm" svg:height="0.729cm" svg:x="11.262cm" svg:y="10.87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2" draw:text-style-name="P31" draw:layer="layout" svg:width="0.652cm" svg:height="0.729cm" svg:x="10.138cm" svg:y="10.87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0" draw:text-style-name="P64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2" draw:text-style-name="P31" draw:layer="layout" svg:width="2.589cm" svg:height="0.738cm" svg:x="6.406cm" svg:y="13.04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31" draw:layer="layout" svg:width="1.72cm" svg:height="0.729cm" svg:x="4.242cm" svg:y="13.04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2" draw:text-style-name="P31" draw:layer="layout" svg:width="0.652cm" svg:height="0.729cm" svg:x="3.118cm" svg:y="13.04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1" draw:text-style-name="P30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31" draw:layer="layout" svg:width="2.589cm" svg:height="0.738cm" svg:x="13.497cm" svg:y="13.044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3" draw:text-style-name="P65" draw:layer="layout" svg:width="1.72cm" svg:height="0.729cm" svg:x="11.333cm" svg:y="13.044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31" draw:layer="layout" svg:width="0.652cm" svg:height="0.729cm" svg:x="10.208cm" svg:y="13.044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80" draw:text-style-name="P64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81" draw:text-style-name="P30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82" draw:text-style-name="P31" draw:layer="layout" svg:width="2.589cm" svg:height="0.738cm" svg:x="6.406cm" svg:y="15.928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83" draw:text-style-name="P65" draw:layer="layout" svg:width="1.72cm" svg:height="0.729cm" svg:x="4.242cm" svg:y="15.928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82" draw:text-style-name="P31" draw:layer="layout" svg:width="0.652cm" svg:height="0.729cm" svg:x="3.118cm" svg:y="15.928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81" draw:text-style-name="P30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82" draw:text-style-name="P31" draw:layer="layout" svg:width="2.589cm" svg:height="0.738cm" svg:x="13.497cm" svg:y="15.928cm">
          <text:p text:style-name="P3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83" draw:text-style-name="P65" draw:layer="layout" svg:width="1.72cm" svg:height="0.729cm" svg:x="11.333cm" svg:y="15.928cm">
          <text:p text:style-name="P3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2" draw:text-style-name="P31" draw:layer="layout" svg:width="0.652cm" svg:height="0.729cm" svg:x="10.208cm" svg:y="15.928cm">
          <text:p text:style-name="P3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" draw:layer="layout" svg:width="3.173cm" svg:height="1.012cm" svg:x="20.493cm" svg:y="5.358cm">
          <text:p text:style-name="P1"><text:span text:style-name="T14">T = 2</text:span><text:span text:style-name="T56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7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3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84" draw:text-style-name="P59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5" draw:text-style-name="P62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6" draw:text-style-name="P6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61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1" draw:text-style-name="P56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1" draw:text-style-name="P56" draw:layer="layout" svg:width="0.761cm" svg:height="0.761cm" svg:x="15.712cm" svg:y="10.202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1" draw:text-style-name="P56" draw:layer="layout" svg:width="0.761cm" svg:height="0.761cm" svg:x="11.171cm" svg:y="14.064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57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8" draw:text-style-name="P5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1" draw:text-style-name="P56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7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61" draw:text-style-name="P56" draw:layer="layout" svg:width="0.761cm" svg:height="0.761cm" svg:x="13.16cm" svg:y="7.314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84" draw:text-style-name="P59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6" draw:text-style-name="P66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1" draw:text-style-name="P56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1" draw:text-style-name="P56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1" draw:text-style-name="P56" xml:id="id58" draw:id="id58" draw:layer="layout" svg:width="0.761cm" svg:height="0.761cm" svg:x="15.63cm" svg:y="11.472cm">
          <text:p text:style-name="P12"><text:span text:style-name="T5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1" draw:text-style-name="P56" xml:id="id61" draw:id="id61" draw:layer="layout" svg:width="0.761cm" svg:height="0.761cm" svg:x="11.171cm" svg:y="14.064cm">
          <text:p text:style-name="P12"><text:span text:style-name="T5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8" draw:text-style-name="P5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7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9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1" draw:text-style-name="P56" xml:id="id55" draw:id="id55" draw:layer="layout" svg:width="0.761cm" svg:height="0.761cm" svg:x="15.63cm" svg:y="5.893cm">
          <text:p text:style-name="P12"><text:span text:style-name="T5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61" draw:text-style-name="P56" xml:id="id50" draw:id="id50" draw:layer="layout" svg:width="0.761cm" svg:height="0.761cm" svg:x="15.63cm" svg:y="8.678cm">
          <text:p text:style-name="P12"><text:span text:style-name="T5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90" draw:text-style-name="P15" xml:id="id53" draw:id="id53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67"><text:span text:style-name="T57">A TLB miss incurs an additional memory access (the PTE)</text:span><text:span text:style-name="T47"><text:line-break/></text:span><text:span text:style-name="T58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68"><text:span text:style-name="T14">Level 1</text:span></text:p>
          <text:p text:style-name="P68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1" draw:text-style-name="P69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0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70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70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71"><text:span text:style-name="T5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68"><text:span text:style-name="T14">Level 2</text:span></text:p>
          <text:p text:style-name="P71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3" draw:text-style-name="P15" draw:layer="layout" svg:x1="19.097cm" svg:y1="9.558cm" svg:x2="22.695cm" svg:y2="5.528cm">
          <text:p/>
        </draw:line>
        <draw:line draw:name="Line 11" draw:style-name="gr93" draw:text-style-name="P15" draw:layer="layout" svg:x1="19.097cm" svg:y1="9.982cm" svg:x2="22.695cm" svg:y2="9.338cm">
          <text:p/>
        </draw:line>
        <draw:line draw:name="Line 12" draw:style-name="gr93" draw:text-style-name="P15" draw:layer="layout" svg:x1="19.52cm" svg:y1="12.288cm" svg:x2="22.695cm" svg:y2="13.576cm">
          <text:p/>
        </draw:line>
        <draw:line draw:name="Line 13" draw:style-name="gr94" draw:text-style-name="P15" draw:layer="layout" svg:x1="17.591cm" svg:y1="9.766cm" svg:x2="19.708cm" svg:y2="9.77cm">
          <text:p/>
        </draw:line>
        <draw:line draw:name="Line 14" draw:style-name="gr94" draw:text-style-name="P15" draw:layer="layout" svg:x1="17.591cm" svg:y1="10.189cm" svg:x2="19.708cm" svg:y2="10.193cm">
          <text:p/>
        </draw:line>
        <draw:line draw:name="Line 15" draw:style-name="gr94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72"><text:span text:style-name="T5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73"><text:span text:style-name="T5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5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6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5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5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5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7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8" draw:text-style-name="P51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5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6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7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5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6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7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9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5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7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0" draw:text-style-name="P74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5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1" draw:text-style-name="P15" draw:layer="layout" svg:x1="11.787cm" svg:y1="6.464cm" svg:x2="15.385cm" svg:y2="4.974cm">
          <text:p/>
        </draw:line>
        <draw:line draw:name="Line 31" draw:style-name="gr101" draw:text-style-name="P15" draw:layer="layout" svg:x1="11.787cm" svg:y1="8.157cm" svg:x2="15.385cm" svg:y2="6.667cm">
          <text:p/>
        </draw:line>
        <draw:line draw:name="Line 32" draw:style-name="gr101" draw:text-style-name="P15" draw:layer="layout" svg:x1="11.787cm" svg:y1="10.274cm" svg:x2="15.385cm" svg:y2="7.514cm">
          <text:p/>
        </draw:line>
        <draw:line draw:name="Line 33" draw:style-name="gr101" draw:text-style-name="P15" draw:layer="layout" svg:x1="11.787cm" svg:y1="11.967cm" svg:x2="15.385cm" svg:y2="9.207cm">
          <text:p/>
        </draw:line>
        <draw:line draw:name="Line 34" draw:style-name="gr101" draw:text-style-name="P15" draw:layer="layout" svg:x1="11.787cm" svg:y1="15.561cm" svg:x2="15.173cm" svg:y2="16.831cm">
          <text:p/>
        </draw:line>
        <draw:line draw:name="Line 35" draw:style-name="gr101" draw:text-style-name="P15" draw:layer="layout" svg:x1="5.437cm" svg:y1="6.676cm" svg:x2="8.89cm" svg:y2="6.032cm">
          <text:p/>
        </draw:line>
        <draw:line draw:name="Line 36" draw:style-name="gr101" draw:text-style-name="P15" draw:layer="layout" svg:x1="5.437cm" svg:y1="7.518cm" svg:x2="9.035cm" svg:y2="9.846cm">
          <text:p/>
        </draw:line>
        <draw:line draw:name="Line 37" draw:style-name="gr101" draw:text-style-name="P15" draw:layer="layout" svg:x1="5.437cm" svg:y1="13.445cm" svg:x2="9.035cm" svg:y2="13.449cm">
          <text:p/>
        </draw:line>
        <draw:custom-shape draw:name="CustomShape 38" draw:style-name="gr102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5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2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2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2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2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2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2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5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97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5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33"><text:span text:style-name="T60">2K allocated VM pages</text:span></text:p>
          <text:p text:style-name="P33"><text:span text:style-name="T6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5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33"><text:span text:style-name="T6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5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33"><text:span text:style-name="T6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5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33"><text:span text:style-name="T60">1 allocated VM page</text:span></text:p>
          <text:p text:style-name="P33"><text:span text:style-name="T6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61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13" draw:layer="layout" svg:width="4.231cm" svg:height="1.995cm" svg:x="0.494cm" svg:y="5.093cm">
          <text:p text:style-name="P36"><text:span text:style-name="T13">Page table </text:span><text:span text:style-name="T47"><text:line-break/></text:span><text:span text:style-name="T13">base register</text:span></text:p>
          <text:p text:style-name="P36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7" draw:text-style-name="P2" draw:layer="layout" svg:width="3.442cm" svg:height="0.845cm" svg:x="4.529cm" svg:y="8.281cm">
          <text:p text:style-name="P36"><text:span text:style-name="T54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2" draw:layer="layout" svg:width="0.76cm" svg:height="0.927cm" svg:x="20.528cm" svg:y="7.486cm">
          <text:p text:style-name="P36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" draw:layer="layout" svg:width="1.196cm" svg:height="0.927cm" svg:x="18.229cm" svg:y="7.486cm">
          <text:p text:style-name="P36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" draw:layer="layout" svg:width="1.196cm" svg:height="0.927cm" svg:x="4.241cm" svg:y="7.38cm">
          <text:p text:style-name="P36"><text:span text:style-name="T5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9" draw:text-style-name="P62" draw:layer="layout" svg:width="2.551cm" svg:height="0.845cm" svg:x="18.362cm" svg:y="8.281cm">
          <text:p text:style-name="P36"><text:span text:style-name="T5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7" draw:text-style-name="P2" draw:layer="layout" svg:width="3.442cm" svg:height="0.845cm" svg:x="7.999cm" svg:y="8.281cm">
          <text:p text:style-name="P36"><text:span text:style-name="T54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7" draw:text-style-name="P2" draw:layer="layout" svg:width="3.442cm" svg:height="0.845cm" svg:x="11.456cm" svg:y="8.281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7" draw:text-style-name="P2" draw:layer="layout" svg:width="3.442cm" svg:height="0.845cm" svg:x="14.9cm" svg:y="8.281cm">
          <text:p text:style-name="P36"><text:span text:style-name="T54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3" draw:text-style-name="P15" draw:layer="layout" svg:x1="5.057cm" svg:y1="8.731cm" svg:x2="5.058cm" svg:y2="12.467cm">
          <text:p/>
        </draw:line>
        <draw:custom-shape draw:name="CustomShape 14" draw:style-name="gr104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5" draw:text-style-name="P15" draw:layer="layout" svg:x1="5.057cm" svg:y1="12.467cm" svg:x2="6.01cm" svg:y2="12.468cm">
          <text:p/>
        </draw:line>
        <draw:custom-shape draw:name="CustomShape 16" draw:style-name="gr106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3" draw:text-style-name="P15" draw:layer="layout" svg:x1="8.409cm" svg:y1="8.731cm" svg:x2="8.41cm" svg:y2="11.797cm">
          <text:p/>
        </draw:line>
        <draw:custom-shape draw:name="CustomShape 18" draw:style-name="gr104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05" draw:text-style-name="P15" draw:layer="layout" svg:x1="8.409cm" svg:y1="11.797cm" svg:x2="9.361cm" svg:y2="11.798cm">
          <text:p/>
        </draw:line>
        <draw:custom-shape draw:name="CustomShape 20" draw:style-name="gr106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03" draw:text-style-name="P15" draw:layer="layout" svg:x1="15.394cm" svg:y1="8.731cm" svg:x2="15.395cm" svg:y2="12.855cm">
          <text:p/>
        </draw:line>
        <draw:custom-shape draw:name="CustomShape 22" draw:style-name="gr104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5" draw:text-style-name="P15" draw:layer="layout" svg:x1="15.394cm" svg:y1="12.855cm" svg:x2="16.346cm" svg:y2="12.856cm">
          <text:p/>
        </draw:line>
        <draw:custom-shape draw:name="CustomShape 24" draw:style-name="gr107" draw:text-style-name="P74" draw:layer="layout" svg:width="1.444cm" svg:height="0.421cm" svg:x="16.347cm" svg:y="12.609cm">
          <text:p text:style-name="P36"><text:span text:style-name="T5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2" draw:layer="layout" svg:width="0.76cm" svg:height="0.927cm" svg:x="20.528cm" svg:y="14.177cm">
          <text:p text:style-name="P36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2" draw:layer="layout" svg:width="1.196cm" svg:height="0.927cm" svg:x="18.229cm" svg:y="14.177cm">
          <text:p text:style-name="P36"><text:span text:style-name="T5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2" draw:layer="layout" svg:width="1.323cm" svg:height="0.927cm" svg:x="7.651cm" svg:y="14.168cm">
          <text:p text:style-name="P36"><text:span text:style-name="T5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9" draw:text-style-name="P62" draw:layer="layout" svg:width="2.551cm" svg:height="0.845cm" svg:x="18.362cm" svg:y="14.973cm">
          <text:p text:style-name="P36"><text:span text:style-name="T5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7" draw:text-style-name="P74" draw:layer="layout" svg:width="10.343cm" svg:height="0.845cm" svg:x="7.999cm" svg:y="14.973cm">
          <text:p text:style-name="P36"><text:span text:style-name="T5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3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05" draw:text-style-name="P15" draw:layer="layout" svg:x1="7.999cm" svg:y1="11.197cm" svg:x2="9.361cm" svg:y2="11.198cm">
          <text:p/>
        </draw:line>
        <draw:line draw:name="Line 33" draw:style-name="gr103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05" draw:text-style-name="P15" draw:layer="layout" svg:x1="11.385cm" svg:y1="11.197cm" svg:x2="12.748cm" svg:y2="11.198cm">
          <text:p/>
        </draw:line>
        <draw:custom-shape draw:name="CustomShape 36" draw:style-name="gr78" draw:text-style-name="P2" draw:layer="layout" svg:width="4.884cm" svg:height="0.927cm" svg:x="10.288cm" svg:y="7.084cm">
          <text:p text:style-name="P36"><text:span text:style-name="T5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8" draw:text-style-name="P2" draw:layer="layout" svg:width="5.209cm" svg:height="0.927cm" svg:x="11.705cm" svg:y="15.998cm">
          <text:p text:style-name="P36"><text:span text:style-name="T5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05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05" draw:text-style-name="P15" draw:layer="layout" svg:x1="13.277cm" svg:y1="14.302cm" svg:x2="13.278cm" svg:y2="14.972cm">
          <text:p/>
        </draw:line>
        <draw:line draw:name="Line 43" draw:style-name="gr105" draw:text-style-name="P15" draw:layer="layout" svg:x1="14.406cm" svg:y1="11.197cm" svg:x2="16.382cm" svg:y2="11.198cm">
          <text:p/>
        </draw:line>
        <draw:custom-shape draw:name="CustomShape 44" draw:style-name="gr78" draw:text-style-name="P2" draw:layer="layout" svg:width="0.883cm" svg:height="0.927cm" svg:x="12.581cm" svg:y="10.565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2" draw:layer="layout" svg:width="0.883cm" svg:height="0.927cm" svg:x="13.604cm" svg:y="10.565cm">
          <text:p text:style-name="P36"><text:span text:style-name="T5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2" draw:layer="layout" svg:width="2.801cm" svg:height="1.603cm" svg:x="5.448cm" svg:y="9.374cm">
          <text:p text:style-name="P36"><text:span text:style-name="T54">Level 1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2" draw:layer="layout" svg:width="2.801cm" svg:height="1.603cm" svg:x="8.835cm" svg:y="9.348cm">
          <text:p text:style-name="P36"><text:span text:style-name="T54">Level 2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2" draw:layer="layout" svg:width="2.801cm" svg:height="1.603cm" svg:x="15.793cm" svg:y="9.322cm">
          <text:p text:style-name="P36"><text:span text:style-name="T54">Level k</text:span></text:p>
          <text:p text:style-name="P36"><text:span text:style-name="T5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9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79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4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18-10-31T12:27:58.188929801</dc:date>
    <meta:editing-cycles>579</meta:editing-cycles>
    <dc:title>Introduction to Computer Systems 15-213/18-243, spring 2009</dc:title>
    <meta:editing-duration>P12DT21H33M48S</meta:editing-duration>
    <meta:generator>LibreOffice/6.0.3.2$MacOSX_X86_64 LibreOffice_project/8f48d515416608e3a835360314dac7e47fd0b821</meta:generator>
    <meta:document-statistic meta:object-count="121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